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4. Obtaining Authorization</text:span> bölümü, OAuth 2.0 protokolünde istemcinin erişim token'ı almak için nasıl bir yetkilendirme (authorization) süreci başlatması gerektiğini ve bu sürecin nasıl işlediğini açıklar. Temelde, istemci erişim token'ı almak için <text:span text:style-name="Strong_20_Emphasis">resource owner</text:span>'dan (kaynak sahibi) yetki alır. Bu yetkilendirme, istemcinin bir <text:span text:style-name="Strong_20_Emphasis">authorization grant</text:span> (yetkilendirme izni) elde etmesine olanak tanır. İstemci, bu yetkilendirme iznini kullanarak erişim token'ını almak için token endpoint'ine başvurur.</text:p>
      <text:h text:style-name="Heading_20_3" text:outline-level="3">1. <text:span text:style-name="Strong_20_Emphasis">Authorization Grant (Yetkilendirme İzni)</text:span></text:h>
      <text:p text:style-name="Text_20_body">OAuth 2.0'da, bir istemcinin erişim token'ı talep etmesi için öncelikle <text:span text:style-name="Strong_20_Emphasis">authorization grant</text:span> adı verilen bir izne ihtiyacı vardır. Bu <text:span text:style-name="Strong_20_Emphasis">grant</text:span>, istemcinin kaynak sahibinden aldığı yetkiyi temsil eder. Authorization grant, istemcinin belirli bir kaynağa veya kaynağa dair belirli izinlere erişim hakkı kazandığını gösterir.</text:p>
      <text:p text:style-name="Text_20_body"><text:span text:style-name="Strong_20_Emphasis">Authorization grant</text:span> türleri şunlardır:</text:p>
      <text:h text:style-name="Heading_20_3" text:outline-level="3">2. <text:span text:style-name="Strong_20_Emphasis">Grant Types (Yetkilendirme Türleri)</text:span></text:h>
      <text:p text:style-name="Text_20_body">OAuth 2.0, istemcilerin yetki alırken kullanabileceği dört ana yetkilendirme türü tanımlar. Her tür, farklı kullanım senaryolarına hizmet eder ve güvenlik gereksinimlerine göre farklı şekillerde işlenir:</text:p>
      <text:list text:style-name="L1">
        <text:list-item>
          <text:p text:style-name="P1"><text:span text:style-name="Strong_20_Emphasis">Authorization Code Grant (Yetkilendirme Kodu Türü)</text:span>: Bu tür, istemciye kullanıcı tarafından bir yetkilendirme kodu verilmesini gerektirir. Genellikle sunucu tarafı uygulamaları için kullanılır. İstemci, kullanıcıyı yetkilendirme sunucusuna yönlendirir, kullanıcı orada kimliğini doğrular ve onay verir. Sonrasında, yetkilendirme sunucusu istemciye bir kod (authorization code) döner. Bu kod, istemcinin <text:span text:style-name="Strong_20_Emphasis">token endpoint</text:span>'inden bir erişim token'ı almak için kullanılır. Bu tür, yüksek güvenlik sağlar çünkü client secret (istemci kimliği) istemcinin sunucusunda saklanır ve erişim token'ı sunucudan alınır.</text:p>
        </text:list-item>
        <text:list-item>
          <text:p text:style-name="P1"><text:span text:style-name="Strong_20_Emphasis">Implicit Grant (Açık Erişim Türü)</text:span>: Bu tür, istemcinin doğrudan bir erişim token'ı almasını sağlar. Genellikle tarayıcı tabanlı uygulamalar (client-side) için kullanılır. İstemci, yetkilendirme sunucusuna kullanıcıyı yönlendirir ve kullanıcı kimliğini doğruladıktan sonra erişim token'ı doğrudan istemciye yönlendirilir. Implicit grant genellikle daha düşük güvenlikli ve hızlıdır, ancak token'lar doğrudan istemcinin tarayıcısında bulunur, bu da güvenlik risklerini artırabilir.</text:p>
        </text:list-item>
        <text:list-item>
          <text:p text:style-name="P1"><text:span text:style-name="Strong_20_Emphasis">Resource Owner Password Credentials Grant (Kaynak Sahibi Şifre Kimlik Doğrulaması Türü)</text:span>: Bu türde, kullanıcı, kullanıcı adı ve şifresini doğrudan istemciye verir. İstemci, bu bilgileri kullanarak doğrudan erişim token'ı almak için yetkilendirme sunucusuna başvurur. Bu tür genellikle, güvenilen uygulamalar için kullanılır, çünkü kullanıcı adı ve şifre istemciye doğrudan verilmiş olur. Bu nedenle güvenlik riskleri taşır ve sadece istemcinin tamamen güvenli olduğuna emin olunduğunda kullanılmalıdır.</text:p>
        </text:list-item>
        <text:list-item>
          <text:p text:style-name="P1"><text:span text:style-name="Strong_20_Emphasis">Client Credentials Grant (İstemci Kimlik Doğrulama Türü)</text:span>: Bu tür, istemcinin kendisi adına bir erişim token'ı almasını sağlar. İstemci, kendi kimliğini doğrulamak için client id ve client secret bilgilerini kullanır. Bu tür genellikle istemci uygulamalarının API'lere erişmek için kullanılır, çünkü kullanıcı bilgisi gerekmez. Örneğin, bir mikroservis API'si, sadece istemci uygulamanın kimliğini doğrulayarak kendi kaynaklarına erişebilir.</text:p>
        </text:list-item>
      </text:list>
      <text:h text:style-name="Heading_20_3" text:outline-level="3"><text:soft-page-break/>3. <text:span text:style-name="Strong_20_Emphasis">Extension Grant Types (Uzantı Yetkilendirme Türleri)</text:span></text:h>
      <text:p text:style-name="Text_20_body">OAuth 2.0, ek yetkilendirme türlerinin tanımlanmasına olanak tanır. Yani, OAuth 2.0'un sunduğu dört ana grant türüne ek olarak, yeni türler tanımlanabilir. Bu türler, OAuth 2.0 protokolünün genişletilebilirliğini sağlar ve özel ihtiyaçları karşılayacak şekilde yapılandırılabilir.</text:p>
      <text:h text:style-name="Heading_20_3" text:outline-level="3">4. <text:span text:style-name="Strong_20_Emphasis">Authorization Grant Süreci</text:span></text:h>
      <text:p text:style-name="Text_20_body">OAuth 2.0'daki yetkilendirme süreci temelde şu şekilde işler:</text:p>
      <text:list text:style-name="L2">
        <text:list-item>
          <text:p text:style-name="P3">İstemci, <text:span text:style-name="Strong_20_Emphasis">authorization grant</text:span> almak için bir yetkilendirme türü seçer ve kullanıcıyı yetkilendirme sunucusuna yönlendirir.</text:p>
        </text:list-item>
        <text:list-item>
          <text:p text:style-name="P3">Kullanıcı, yetkilendirme sunucusunda kimlik doğrulaması yapar ve istemcinin isteklerine onay verir.</text:p>
        </text:list-item>
        <text:list-item>
          <text:p text:style-name="P3">Yetkilendirme sunucusu, istemciye bir <text:span text:style-name="Strong_20_Emphasis">authorization grant</text:span> (yetki izni) sağlar.</text:p>
        </text:list-item>
        <text:list-item>
          <text:p text:style-name="P2">İstemci, <text:span text:style-name="Strong_20_Emphasis">authorization grant</text:span>'i kullanarak erişim token'ı almak için <text:span text:style-name="Strong_20_Emphasis">token endpoint</text:span>'ine başvurur.</text:p>
        </text:list-item>
      </text:list>
      <text:p text:style-name="Text_20_body">Bu süreç, istemcilerin erişim token'ları alabilmesi için güvenli bir şekilde yetkilendirilmesini sağlar ve OAuth 2.0 protokolü, istemcilerin sadece gerekli kaynaklara erişmesini garanti eder.</text:p>
      <text:h text:style-name="Heading_20_3" text:outline-level="3">Özetle:</text:h>
      <text:list text:style-name="L3">
        <text:list-item>
          <text:p text:style-name="P5">OAuth 2.0'da <text:span text:style-name="Strong_20_Emphasis">authorization</text:span> almak için istemci, kullanıcının onayını alarak <text:span text:style-name="Strong_20_Emphasis">authorization grant</text:span> elde eder.</text:p>
        </text:list-item>
        <text:list-item>
          <text:p text:style-name="P5">Bu grant, istemcinin erişim token'ı almak için kullanacağı bir türdür.</text:p>
        </text:list-item>
        <text:list-item>
          <text:p text:style-name="P4">OAuth, istemcinin farklı kullanım senaryolarına göre dört ana grant türü ve uzantı türleri sunar.</text:p>
        </text:list-item>
      </text:list>
      <text:p text:style-name="Text_20_body">Bu yapı, OAuth 2.0'ı esnek, güvenli ve farklı senaryolara uyarlanabilir bir yetkilendirme protokolü haline getir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7:06:38.347880215</meta:creation-date>
    <dc:date>2025-01-26T07:07:57.022985531</dc:date>
    <meta:editing-duration>PT1M19S</meta:editing-duration>
    <meta:editing-cycles>1</meta:editing-cycles>
    <meta:document-statistic meta:table-count="0" meta:image-count="0" meta:object-count="0" meta:page-count="2" meta:paragraph-count="24" meta:word-count="571" meta:character-count="4572" meta:non-whitespace-character-count="4036"/>
    <meta:generator>LibreOffice/7.4.7.2$Linux_X86_64 LibreOffice_project/40$Build-2</meta:generator>
  </office:meta>
</office:document-meta>
</file>